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A0000000ADDA84F4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3" style:family="paragraph" style:parent-style-name="Standard">
      <style:paragraph-properties fo:margin-left="-0.4925in" fo:margin-right="0in" fo:text-indent="0in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fo:margin-left="-0.4925in" fo:margin-right="0in" fo:text-indent="0in" style:auto-text-indent="false" style:text-autospace="none"/>
    </style:style>
    <style:style style:name="P5" style:family="paragraph" style:parent-style-name="Standard">
      <style:paragraph-properties fo:margin-left="-0.4925in" fo:margin-right="0in" fo:text-indent="0in" style:auto-text-indent="false" style:text-autospace="none"/>
      <style:text-properties fo:font-variant="normal" fo:text-transform="none" fo:color="#333333" fo:letter-spacing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Notes_5f_TOC_5f_Title">
      <style:paragraph-properties fo:break-before="page"/>
    </style:style>
    <style:style style:name="P8" style:family="paragraph" style:parent-style-name="Standard" style:master-page-name="">
      <style:paragraph-properties fo:margin-left="0.6772in" fo:margin-right="0in" fo:text-indent="0in" style:auto-text-indent="false" style:page-number="auto" style:text-autospace="none"/>
    </style:style>
    <style:style style:name="P9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10" style:family="paragraph" style:parent-style-name="Notes_5f_TOC_5f_3">
      <style:paragraph-properties>
        <style:tab-stops>
          <style:tab-stop style:position="7.2in" style:leader-style="dotted" style:leader-text="."/>
        </style:tab-stops>
      </style:paragraph-properties>
    </style:style>
    <style:style style:name="P11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12" style:family="paragraph" style:parent-style-name="Notes_5f_TOC_5f_4">
      <style:paragraph-properties>
        <style:tab-stops>
          <style:tab-stop style:position="7.2in" style:leader-style="dotted" style:leader-text="."/>
        </style:tab-stops>
      </style:paragraph-properties>
    </style:style>
    <style:style style:name="P13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14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15" style:family="paragraph" style:parent-style-name="Notes_5f_TOC_5f_5">
      <style:paragraph-properties>
        <style:tab-stops>
          <style:tab-stop style:position="7.2in" style:leader-style="dotted" style:leader-text="."/>
        </style:tab-stops>
      </style:paragraph-properties>
    </style:style>
    <style:style style:name="P16" style:family="paragraph" style:parent-style-name="Notes_5f_Section2_5f_Text">
      <style:text-properties fo:font-weight="normal" style:font-weight-asian="normal" style:font-weight-complex="normal"/>
    </style:style>
    <style:style style:name="P17" style:family="paragraph" style:parent-style-name="Standard">
      <style:text-properties fo:color="#ffffff"/>
    </style:style>
    <style:style style:name="P18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9" style:family="paragraph" style:parent-style-name="Standard" style:master-page-name="Title_5f_Page">
      <style:paragraph-properties style:page-number="auto"/>
      <style:text-properties fo:color="#ffffff"/>
    </style:style>
    <style:style style:name="P20" style:family="paragraph" style:parent-style-name="Notes_5f_Section2_5f_Text" style:list-style-name="L2"/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6" style:family="text">
      <style:text-properties fo:color="#80008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80008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8" style:family="text">
      <style:text-properties fo:color="#80008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9" style:family="text">
      <style:text-properties fo:color="#008b8b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8b8b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1" style:family="text">
      <style:text-properties fo:color="#00008b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8b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in" fo:text-indent="-0.25in" fo:margin-left="1.1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13"><text:title>MVC Notes</text:title></text:p>
          <text:p text:style-name="P14">Created: <text:creation-date style:data-style-name="N75">Oct 11, 2016</text:creation-date></text:p>
          <text:p text:style-name="P14">Last Modified: <text:modification-date style:data-style-name="N76">October 11, 2016</text:modification-date> <text:modification-time style:data-style-name="N43">12:26:17 PM</text:modification-time></text:p>
        </draw:text-box>
      </draw:frame>
      <text:p text:style-name="P19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7"><text:title>MVC Notes</text:title> - Table of Contents</text:p>
          </text:index-title>
          <text:p text:style-name="P9"><text:a xlink:type="simple" xlink:href="#__RefHeading__803_1871858339" text:style-name="Internet_20_link" text:visited-style-name="Visited_20_Internet_20_Link"><text:s/>1 SectionHeader_1 Tjhos os emdi etc etc etc</text:a> <text:s/><text:tab/>3</text:p>
          <text:p text:style-name="P11"><text:a xlink:type="simple" xlink:href="#__RefHeading__254_1613292131" text:style-name="Internet_20_link" text:visited-style-name="Visited_20_Internet_20_Link"><text:s/>1.1 SectionHeader_2</text:a> <text:s/><text:tab/>3</text:p>
          <text:p text:style-name="P11"><text:a xlink:type="simple" xlink:href="#__RefHeading__256_1613292131" text:style-name="Internet_20_link" text:visited-style-name="Visited_20_Internet_20_Link"><text:s/>1.2 SectionHeader_2</text:a> <text:s/><text:tab/>3</text:p>
          <text:p text:style-name="P11"><text:a xlink:type="simple" xlink:href="#__RefHeading__258_1613292131" text:style-name="Internet_20_link" text:visited-style-name="Visited_20_Internet_20_Link"><text:s/>1.3 SectionHeader_2</text:a> <text:s/><text:tab/>3</text:p>
          <text:p text:style-name="P11"><text:a xlink:type="simple" xlink:href="#__RefHeading__260_1613292131" text:style-name="Internet_20_link" text:visited-style-name="Visited_20_Internet_20_Link"><text:s/>1.4 SectionHeader_2</text:a> <text:s/><text:tab/>3</text:p>
          <text:p text:style-name="P10"><text:a xlink:type="simple" xlink:href="#__RefHeading__262_1613292131" text:style-name="Internet_20_link" text:visited-style-name="Visited_20_Internet_20_Link"><text:s/>1.4.1 SectionHeader _3</text:a> <text:s/><text:tab/>3</text:p>
          <text:p text:style-name="P10"><text:a xlink:type="simple" xlink:href="#__RefHeading__264_1613292131" text:style-name="Internet_20_link" text:visited-style-name="Visited_20_Internet_20_Link"><text:s/>1.4.2 SectionHeader_3</text:a> <text:s/><text:tab/>3</text:p>
          <text:p text:style-name="P12"><text:a xlink:type="simple" xlink:href="#__RefHeading__266_1613292131" text:style-name="Internet_20_link" text:visited-style-name="Visited_20_Internet_20_Link"><text:s/>1.4.2.1 SectionHeader_4 </text:a><text:s text:c="2"/><text:tab/>3</text:p>
          <text:p text:style-name="P15"><text:a xlink:type="simple" xlink:href="#__RefHeading__268_1613292131" text:style-name="Internet_20_link" text:visited-style-name="Visited_20_Internet_20_Link"><text:s/>1.4.2.1.1 SectionHeader_5</text:a> <text:tab/>3</text:p>
        </text:index-body>
      </text:table-of-content>
      <text:p text:style-name="P17"/>
      <text:h text:style-name="P18" text:outline-level="1"><text:bookmark-start text:name="__RefNumPara__2709_1871858339"/><text:bookmark-start text:name="__RefHeading__803_1871858339"/>Conventions<text:bookmark-end text:name="__RefNumPara__2709_1871858339"/><text:bookmark-end text:name="__RefHeading__803_1871858339"/></text:h>
      <text:p text:style-name="Notes_5f_Section2_5f_Text"/>
      <text:list xml:id="list8935940490593008171" text:style-name="L2">
        <text:list-item>
          <text:p text:style-name="P20">Controllers are place in the 'controllers' folder, and by convention named <text:span text:style-name="T13">controllername</text:span><text:span text:style-name="T14">Controller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keep-together="always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>
      <style:paragraph-properties fo:margin-left="0.6in" fo:margin-right="0in" fo:margin-top="0in" fo:margin-bottom="0.0598in" fo:text-indent="0in" style:auto-text-indent="false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1 Conventions</text:chapter><text:tab/><text:title>MVC Notes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1T12:22:22.97</meta:creation-date>
    <meta:editing-duration>PT3M55S</meta:editing-duration>
    <meta:editing-cycles>2</meta:editing-cycles>
    <meta:generator>OpenOffice/4.1.2$Win32 OpenOffice.org_project/412m3$Build-9782</meta:generator>
    <dc:title>MVC Notes</dc:title>
    <meta:initial-creator>Jean Gelinas</meta:initial-creator>
    <meta:document-statistic meta:table-count="0" meta:image-count="0" meta:object-count="0" meta:page-count="3" meta:paragraph-count="17" meta:word-count="73" meta:character-count="523"/>
    <dc:date>2016-10-11T12:26:16.68</dc:date>
    <dc:creator>Jean Gelinas</dc:creator>
  </office:meta>
</office:document-meta>
</file>